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officeooo:rsid="0011f46f" officeooo:paragraph-rsid="0011f46f" style:font-size-asian="21pt" style:font-size-complex="24pt"/>
    </style:style>
    <style:style style:name="P3" style:family="paragraph" style:parent-style-name="Standard">
      <style:text-properties fo:font-size="12pt" officeooo:rsid="001316f5" officeooo:paragraph-rsid="001316f5" style:font-size-asian="10.5pt" style:font-size-complex="12pt"/>
    </style:style>
    <style:style style:name="P4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6" style:family="paragraph" style:parent-style-name="Text_20_body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96f61" officeooo:paragraph-rsid="00196f61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0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12" style:family="paragraph" style:parent-style-name="Text_20_body">
      <style:paragraph-properties fo:text-align="start" style:justify-single-word="false"/>
      <style:text-properties officeooo:paragraph-rsid="001756f7"/>
    </style:style>
    <style:style style:name="P13" style:family="paragraph" style:parent-style-name="Text_20_body">
      <style:text-properties officeooo:rsid="02e82a24" officeooo:paragraph-rsid="001756f7" style:font-size-asian="12pt"/>
    </style:style>
    <style:style style:name="P14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break-before="page"/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T1" style:family="text">
      <style:text-properties officeooo:rsid="00190a96"/>
    </style:style>
    <style:style style:name="T2" style:family="text">
      <style:text-properties fo:font-style="italic" officeooo:rsid="001756f7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756f7"/>
    </style:style>
    <style:style style:name="T5" style:family="text">
      <style:text-properties officeooo:rsid="00196f61"/>
    </style:style>
    <style:style style:name="T6" style:family="text">
      <style:text-properties officeooo:rsid="0014f5d9"/>
    </style:style>
    <style:style style:name="T7" style:family="text">
      <style:text-properties officeooo:rsid="00161290"/>
    </style:style>
    <style:style style:name="T8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0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428cd5e" style:font-size-asian="12pt" style:font-weight-asian="normal" style:font-size-complex="12pt" style:font-weight-complex="normal"/>
    </style:style>
    <style:style style:name="T13" style:family="text">
      <style:text-properties officeooo:rsid="038d9d4d"/>
    </style:style>
    <style:style style:name="T14" style:family="text">
      <style:text-properties officeooo:rsid="038dd9cf"/>
    </style:style>
    <style:style style:name="T15" style:family="text">
      <style:text-properties officeooo:rsid="03961e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ployment Strategy Report</text:p>
      <text:p text:style-name="P2"/>
      <text:p text:style-name="P3">Gracjan Blazejowski, 2026</text:p>
      <text:p text:style-name="P3"/>
      <text:p text:style-name="P3"/>
      <text:p text:style-name="P4">Section 1 – Reflective Learning</text:p>
      <text:p text:style-name="P4"/>
      <text:p text:style-name="P5">1(a) – Research Process</text:p>
      <text:p text:style-name="P6">The nature of this report is very akin to another report I have written. Reading through the brief as well as my scenario, it instantly became clear that some of the same resources will be very <text:span text:style-name="T1">applicable</text:span> here. For example; OWASP Top 10 <text:span text:style-name="T2">(OWASP Foundation, 2021)</text:span>, GDPR 2018 <text:span text:style-name="T2">(GDPR, 2018)</text:span><text:span text:style-name="T3">,</text:span> or ICO 2024 <text:span text:style-name="T4">()</text:span>. <text:span text:style-name="T1">Those resources are considered industry standard; </text:span><text:span text:style-name="T5">Many services cite them directly, and they are lawfully required to do so. </text:span></text:p>
      <text:p text:style-name="P7">Conducting research for this report, it immediately became clear to me that I’ll be able to reuse the same reliable resources I had used before.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by law to do so. This in itself proves their reliability.</text:p>
      <text:p text:style-name="P8"/>
      <text:p text:style-name="P8"/>
      <text:p text:style-name="P9">1(<text:span text:style-name="T6">b</text:span>) – <text:span text:style-name="T6">Changed Understanding</text:span></text:p>
      <text:p text:style-name="P9"/>
      <text:p text:style-name="P9"/>
      <text:p text:style-name="P9">1(<text:span text:style-name="T6">c</text:span>) – <text:span text:style-name="T6">Success and Failure</text:span></text:p>
      <text:p text:style-name="P9"/>
      <text:p text:style-name="P9"/>
      <text:p text:style-name="P9">1<text:span text:style-name="T6">(d</text:span>) – <text:span text:style-name="T6">Self-Motivation</text:span></text:p>
      <text:p text:style-name="P9"/>
      <text:p text:style-name="P9"/>
      <text:p text:style-name="P9"/>
      <text:p text:style-name="P10">Section <text:span text:style-name="T6">2</text:span> – <text:span text:style-name="T7">Ongoing Risk Management</text:span></text:p>
      <text:p text:style-name="P10"/>
      <text:p text:style-name="P10"/>
      <text:p text:style-name="P10"/>
      <text:p text:style-name="P11">References</text:p>
      <text:p text:style-name="P12"><text:span text:style-name="Strong_20_Emphasis"><text:span text:style-name="T8">GD</text:span></text:span><text:span text:style-name="Strong_20_Emphasis"><text:span text:style-name="T9">P</text:span></text:span><text:span text:style-name="Strong_20_Emphasis"><text:span text:style-name="T8">R</text:span></text:span><text:span text:style-name="T10"> (</text:span>2018<text:span text:style-name="T10">) </text:span><text:span text:style-name="Emphasis"><text:span text:style-name="T10">General Data Protection Regulation.</text:span></text:span><text:span text:style-name="T10"> Available at: </text:span><text:a xlink:type="simple" xlink:href="https://gdpr-info.eu/" text:style-name="Internet_20_link" text:visited-style-name="Visited_20_Internet_20_Link"><text:span text:style-name="T10">https://gdpr-info.eu/</text:span></text:a><text:span text:style-name="T10"> (</text:span><text:span text:style-name="T11">Accessed: </text:span><text:span text:style-name="T12">17</text:span><text:span text:style-name="T11"> April 2026</text:span><text:span text:style-name="T10">).</text:span></text:p>
      <text:p text:style-name="P13"><text:span text:style-name="Strong_20_Emphasis">Data Protection Act 2018</text:span> (2018) <text:span text:style-name="Emphasis">c.12.</text:span> London: The Stationery Office. <text:span text:style-name="T13">Available at: </text:span><text:a xlink:type="simple" xlink:href="https://www.legislation.gov.uk/ukpga/2018/12" text:style-name="Internet_20_link" text:visited-style-name="Visited_20_Internet_20_Link"><text:span text:style-name="T13">https://www.legislation.gov.uk/ukpga/2018/12</text:span></text:a><text:span text:style-name="T13"> </text:span><text:span text:style-name="T14">(Accessed: 22 April 2026).</text:span></text:p>
      <text:p text:style-name="P14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4">Accessed: 2</text:span><text:span text:style-name="T15">5</text:span><text:span text:style-name="T14"> April 2026</text:span>).</text:p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2:56:36.123104399</dc:date>
    <meta:editing-duration>PT13M29S</meta:editing-duration>
    <meta:editing-cycles>11</meta:editing-cycles>
    <meta:document-statistic meta:table-count="0" meta:image-count="0" meta:object-count="0" meta:page-count="2" meta:paragraph-count="14" meta:word-count="221" meta:character-count="1504" meta:non-whitespace-character-count="1290"/>
  </office:meta>
</office:document-meta>
</file>